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color="#569cd6" loext:opacity="100%"/>
    </style:style>
    <style:style style:name="T2" style:family="text">
      <style:text-properties fo:color="#dcdcdc" loext:opacity="100%"/>
    </style:style>
    <style:style style:name="T3" style:family="text">
      <style:text-properties fo:color="#b5cea8" loext:opacity="100%"/>
    </style:style>
    <style:style style:name="T4" style:family="text">
      <style:text-properties fo:color="#e83e8c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00bc8c" loext:opacity="100%"/>
    </style:style>
    <style:style style:name="T7" style:family="text">
      <style:text-properties fo:color="#9e7e08" loext:opacity="100%"/>
    </style:style>
    <style:style style:name="T8" style:family="text">
      <style:text-properties fo:color="#608b4e" loext:opacity="100%" style:font-name="Droid Sans Mono" fo:font-size="10.5pt" fo:font-weight="normal" fo:background-color="#cc666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SPDX-License-Identifier: MIT</text:p>
      <text:p text:style-name="Standard"/>
      <text:p text:style-name="Standard">pragma solidity ^0.8.30;</text:p>
      <text:p text:style-name="Standard"><text:line-break/></text:p>
      <text:p text:style-name="Standard">contract Mycontract {</text:p>
      <text:p text:style-name="Standard">string value;</text:p>
      <text:p text:style-name="Standard"/>
      <text:p text:style-name="Standard">constructor () {</text:p>
      <text:p text:style-name="Standard">value= "myvalue";</text:p>
      <text:p text:style-name="Standard">}</text:p>
      <text:p text:style-name="Standard"/>
      <text:p text:style-name="Standard">function get() public view returns (string memory) {</text:p>
      <text:p text:style-name="Standard">return value;</text:p>
      <text:p text:style-name="Standard">}</text:p>
      <text:p text:style-name="Standard">function set(string calldata _value) public {</text:p>
      <text:p text:style-name="Standard">value = _value;</text:p>
      <text:p text:style-name="Standard">}</text:p>
      <text:p text:style-name="Standard">}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21:30:01.459480096</meta:creation-date>
    <meta:editing-duration>PT59S</meta:editing-duration>
    <meta:editing-cycles>3</meta:editing-cycles>
    <meta:generator>LibreOffice/24.2.7.2$Linux_X86_64 LibreOffice_project/420$Build-2</meta:generator>
    <dc:date>2025-09-01T12:29:35.906437536</dc:date>
    <meta:document-statistic meta:table-count="0" meta:image-count="0" meta:object-count="0" meta:page-count="1" meta:paragraph-count="15" meta:word-count="39" meta:character-count="252" meta:non-whitespace-character-count="226"/>
  </office:meta>
</office:document-meta>
</file>